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style:font-size-asian="14pt" style:font-size-complex="14pt"/>
    </style:style>
    <style:style style:name="P2" style:family="paragraph" style:parent-style-name="Text_20_body">
      <style:text-properties style:font-name="Arial" fo:font-size="14pt" fo:language="ca" fo:country="ES" style:font-size-asian="14pt" style:font-size-complex="14pt"/>
    </style:style>
    <style:style style:name="P3" style:family="paragraph" style:parent-style-name="Text_20_body">
      <style:paragraph-properties fo:margin-left="1.27cm" fo:margin-right="0cm" fo:text-indent="0cm" style:auto-text-indent="false"/>
      <style:text-properties officeooo:rsid="001fa572" officeooo:paragraph-rsid="001fa572"/>
    </style:style>
    <style:style style:name="P4" style:family="paragraph" style:parent-style-name="Text_20_body">
      <style:paragraph-properties fo:margin-left="1.27cm" fo:margin-right="0cm" fo:text-indent="0cm" style:auto-text-indent="false"/>
      <style:text-properties officeooo:rsid="001fa572" officeooo:paragraph-rsid="0020fb1a"/>
    </style:style>
    <style:style style:name="P5" style:family="paragraph" style:parent-style-name="Text_20_body">
      <style:paragraph-properties fo:margin-left="1.27cm" fo:margin-right="0cm" fo:text-indent="0cm" style:auto-text-indent="false"/>
      <style:text-properties officeooo:rsid="001fa572" officeooo:paragraph-rsid="0022218f"/>
    </style:style>
    <style:style style:name="P6" style:family="paragraph" style:parent-style-name="Text_20_body">
      <style:paragraph-properties fo:margin-left="1.27cm" fo:margin-right="0cm" fo:text-indent="0cm" style:auto-text-indent="false"/>
      <style:text-properties fo:color="#0000ff" style:font-name="TimesNewRomanPSMT" fo:font-size="14pt" fo:font-weight="bold" officeooo:rsid="001f87f8" officeooo:paragraph-rsid="001f87f8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left="1.27cm" fo:margin-right="0cm" fo:text-indent="0cm" style:auto-text-indent="false"/>
      <style:text-properties fo:font-weight="bold" officeooo:rsid="001e939f" officeooo:paragraph-rsid="001e939f" style:font-weight-asian="bold" style:font-weight-complex="bold"/>
    </style:style>
    <style:style style:name="P8" style:family="paragraph" style:parent-style-name="Text_20_body">
      <style:paragraph-properties fo:margin-left="1.27cm" fo:margin-right="0cm" fo:text-indent="0cm" style:auto-text-indent="false"/>
      <style:text-properties fo:font-weight="bold" officeooo:rsid="001fa572" officeooo:paragraph-rsid="001fa572" style:font-weight-asian="bold" style:font-weight-complex="bold"/>
    </style:style>
    <style:style style:name="P9" style:family="paragraph" style:parent-style-name="Text_20_body">
      <style:paragraph-properties fo:margin-left="1.27cm" fo:margin-right="0cm" fo:text-indent="0cm" style:auto-text-indent="false"/>
      <style:text-properties fo:font-weight="bold" officeooo:rsid="001fa572" officeooo:paragraph-rsid="0020fb1a" style:font-weight-asian="bold" style:font-weight-complex="bold"/>
    </style:style>
    <style:style style:name="P10" style:family="paragraph" style:parent-style-name="Text_20_body">
      <style:paragraph-properties fo:margin-left="1.27cm" fo:margin-right="0cm" fo:text-indent="0cm" style:auto-text-indent="false"/>
      <style:text-properties fo:color="#6600ff" fo:font-weight="bold" officeooo:rsid="001fa572" officeooo:paragraph-rsid="0026501e" style:font-weight-asian="bold" style:font-weight-complex="bold"/>
    </style:style>
    <style:style style:name="P11" style:family="paragraph" style:parent-style-name="Text_20_body">
      <style:paragraph-properties fo:margin-left="1.27cm" fo:margin-right="0cm" fo:text-indent="0cm" style:auto-text-indent="false"/>
      <style:text-properties fo:color="#6600ff" fo:font-weight="bold" officeooo:rsid="001fa572" officeooo:paragraph-rsid="0020fb1a" style:font-weight-asian="bold" style:font-weight-complex="bold"/>
    </style:style>
    <style:style style:name="P12" style:family="paragraph" style:parent-style-name="Text_20_body">
      <style:paragraph-properties fo:margin-left="1.27cm" fo:margin-right="0cm" fo:text-indent="0cm" style:auto-text-indent="false"/>
      <style:text-properties fo:color="#6600ff" fo:font-weight="bold" officeooo:rsid="001fa572" officeooo:paragraph-rsid="0022218f" style:font-weight-asian="bold" style:font-weight-complex="bold"/>
    </style:style>
    <style:style style:name="P13" style:family="paragraph" style:parent-style-name="Text_20_body">
      <style:paragraph-properties fo:margin-left="1.27cm" fo:margin-right="0cm" fo:text-indent="0cm" style:auto-text-indent="false" fo:break-before="page"/>
      <style:text-properties fo:color="#6600ff" officeooo:rsid="001fa572" officeooo:paragraph-rsid="0026501e"/>
    </style:style>
    <style:style style:name="P14" style:family="paragraph" style:parent-style-name="Text_20_body">
      <style:paragraph-properties fo:margin-left="1.27cm" fo:margin-right="0cm" fo:text-indent="0cm" style:auto-text-indent="false" fo:break-before="page"/>
      <style:text-properties fo:color="#6600ff" fo:font-weight="bold" officeooo:rsid="001fa572" officeooo:paragraph-rsid="0022218f" style:font-weight-asian="bold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1fa572" officeooo:paragraph-rsid="0020fb1a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1fa572" officeooo:paragraph-rsid="0022218f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20fb1a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weight="bold" officeooo:rsid="001fa572" officeooo:paragraph-rsid="001fa572" style:font-weight-asian="bold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weight="bold" officeooo:rsid="001fa572" officeooo:paragraph-rsid="0020fb1a" style:font-weight-asian="bold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weight="bold" officeooo:rsid="001fa572" officeooo:paragraph-rsid="0022218f" style:font-weight-asian="bold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color="#6600ff" fo:font-weight="bold" officeooo:rsid="001fa572" officeooo:paragraph-rsid="0020fb1a" style:font-weight-asian="bold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color="#6600ff" fo:font-weight="bold" officeooo:rsid="001fa572" officeooo:paragraph-rsid="0022218f" style:font-weight-asian="bold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0000ff" style:font-name="TimesNewRomanPSMT" fo:font-size="14pt" fo:font-weight="bold" officeooo:rsid="001f87f8" officeooo:paragraph-rsid="001f87f8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left="2.54cm" fo:margin-right="0cm" fo:text-indent="0cm" style:auto-text-indent="false"/>
      <style:text-properties officeooo:rsid="001fa572" officeooo:paragraph-rsid="0026501e"/>
    </style:style>
    <style:style style:name="P25" style:family="paragraph" style:parent-style-name="Text_20_body">
      <style:paragraph-properties fo:margin-left="2.54cm" fo:margin-right="0cm" fo:text-indent="0cm" style:auto-text-indent="false"/>
      <style:text-properties fo:color="#6600ff" officeooo:rsid="001fa572" officeooo:paragraph-rsid="0020fb1a"/>
    </style:style>
    <style:style style:name="P26" style:family="paragraph" style:parent-style-name="Text_20_body">
      <style:paragraph-properties fo:margin-left="2.54cm" fo:margin-right="0cm" fo:text-indent="0cm" style:auto-text-indent="false"/>
      <style:text-properties fo:color="#6600ff" fo:font-weight="bold" officeooo:rsid="001fa572" officeooo:paragraph-rsid="001fa572" style:font-weight-asian="bold" style:font-weight-complex="bold"/>
    </style:style>
    <style:style style:name="P27" style:family="paragraph" style:parent-style-name="Text_20_body">
      <style:paragraph-properties fo:margin-left="2.54cm" fo:margin-right="0cm" fo:text-indent="0cm" style:auto-text-indent="false"/>
      <style:text-properties fo:color="#6600ff" fo:font-weight="bold" officeooo:rsid="001fa572" officeooo:paragraph-rsid="0026501e" style:font-weight-asian="bold" style:font-weight-complex="bold"/>
    </style:style>
    <style:style style:name="P28" style:family="paragraph" style:parent-style-name="Text_20_body">
      <style:paragraph-properties fo:margin-left="2.54cm" fo:margin-right="0cm" fo:text-indent="0cm" style:auto-text-indent="false"/>
      <style:text-properties fo:color="#6600ff" fo:font-weight="bold" officeooo:rsid="001fa572" officeooo:paragraph-rsid="0020fb1a" style:font-weight-asian="bold" style:font-weight-complex="bold"/>
    </style:style>
    <style:style style:name="P29" style:family="paragraph" style:parent-style-name="Text_20_body">
      <style:paragraph-properties fo:margin-left="2.54cm" fo:margin-right="0cm" fo:text-indent="0cm" style:auto-text-indent="false"/>
      <style:text-properties fo:color="#6600ff" fo:font-weight="bold" officeooo:rsid="001fa572" officeooo:paragraph-rsid="0022218f" style:font-weight-asian="bold" style:font-weight-complex="bold"/>
    </style:style>
    <style:style style:name="P30" style:family="paragraph" style:parent-style-name="Text_20_body">
      <style:paragraph-properties fo:margin-left="2.54cm" fo:margin-right="0cm" fo:text-indent="0cm" style:auto-text-indent="false"/>
      <style:text-properties fo:font-weight="bold" officeooo:rsid="001fa572" officeooo:paragraph-rsid="001fa572" style:font-weight-asian="bold" style:font-weight-complex="bold"/>
    </style:style>
    <style:style style:name="P31" style:family="paragraph" style:parent-style-name="Text_20_body">
      <style:paragraph-properties fo:margin-left="2.54cm" fo:margin-right="0cm" fo:text-indent="0cm" style:auto-text-indent="false"/>
      <style:text-properties fo:font-weight="bold" officeooo:rsid="001fa572" officeooo:paragraph-rsid="0020fb1a" style:font-weight-asian="bold" style:font-weight-complex="bold"/>
    </style:style>
    <style:style style:name="P32" style:family="paragraph" style:parent-style-name="Standard">
      <style:paragraph-properties fo:margin-left="2.54cm" fo:margin-right="0cm" fo:text-indent="0cm" style:auto-text-indent="false"/>
      <style:text-properties fo:font-size="14pt" officeooo:rsid="001f87f8" officeooo:paragraph-rsid="001f87f8" style:font-size-asian="14pt" style:font-size-complex="14pt"/>
    </style:style>
    <style:style style:name="P33" style:family="paragraph" style:parent-style-name="Standard">
      <style:paragraph-properties fo:margin-left="2.54cm" fo:margin-right="0cm" fo:text-indent="0cm" style:auto-text-indent="false"/>
      <style:text-properties fo:color="#0000ff" style:font-name="TimesNewRomanPSMT" fo:font-size="14pt" fo:font-weight="bold" officeooo:rsid="001e939f" officeooo:paragraph-rsid="001e939f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2.54cm" fo:margin-right="0cm" fo:text-indent="0cm" style:auto-text-indent="false"/>
      <style:text-properties fo:color="#0000ff" style:font-name="TimesNewRomanPSMT" fo:font-size="14pt" officeooo:rsid="001e939f" officeooo:paragraph-rsid="001e939f" style:font-size-asian="14pt" style:font-size-complex="14pt"/>
    </style:style>
    <style:style style:name="P35" style:family="paragraph" style:parent-style-name="Standard">
      <style:paragraph-properties fo:margin-left="2.54cm" fo:margin-right="0cm" fo:text-indent="0cm" style:auto-text-indent="false"/>
      <style:text-properties fo:color="#0000ff" style:font-name="TimesNewRomanPSMT" fo:font-size="14pt" officeooo:rsid="001f87f8" officeooo:paragraph-rsid="001f87f8" style:font-size-asian="14pt" style:font-size-complex="14pt"/>
    </style:style>
    <style:style style:name="P36" style:family="paragraph" style:parent-style-name="Standard">
      <style:paragraph-properties fo:margin-left="3.81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paragraph-properties fo:margin-left="3.81cm" fo:margin-right="0cm" fo:text-indent="0cm" style:auto-text-indent="false"/>
      <style:text-properties fo:font-size="14pt" fo:font-style="italic" fo:font-weight="bol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3.81cm" fo:margin-right="0cm" fo:text-indent="0cm" style:auto-text-indent="false"/>
      <style:text-properties fo:color="#0000ff" style:font-name="TimesNewRomanPSMT" fo:font-size="14pt" fo:font-weight="bold" officeooo:rsid="001e939f" officeooo:paragraph-rsid="001e939f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margin-left="3.81cm" fo:margin-right="0cm" fo:text-indent="0cm" style:auto-text-indent="false"/>
      <style:text-properties fo:font-weight="bold" officeooo:rsid="001fa572" officeooo:paragraph-rsid="0020fb1a" style:font-weight-asian="bold" style:font-weight-complex="bold"/>
    </style:style>
    <style:style style:name="P40" style:family="paragraph" style:parent-style-name="Text_20_body">
      <style:paragraph-properties fo:break-before="page"/>
      <style:text-properties style:font-name="Arial" fo:font-size="14pt" fo:language="ca" fo:country="ES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color="#0000ff" style:font-name="TimesNewRomanPSMT" fo:font-size="14pt" fo:font-weight="bold" officeooo:rsid="001f87f8" officeooo:paragraph-rsid="002c1768" style:font-size-asian="14pt" style:font-weight-asian="bold" style:font-size-complex="14pt" style:font-weight-complex="bold"/>
    </style:style>
    <style:style style:name="P42" style:family="paragraph" style:parent-style-name="Text_20_body" style:list-style-name="L1">
      <style:text-properties fo:font-weight="bold" officeooo:rsid="001e939f" officeooo:paragraph-rsid="001f87f8" style:font-weight-asian="bold" style:font-weight-complex="bold"/>
    </style:style>
    <style:style style:name="P43" style:family="paragraph" style:parent-style-name="Text_20_body" style:list-style-name="L1">
      <style:text-properties fo:color="#0000ff" style:font-name="TimesNewRomanPSMT" fo:font-size="14pt" fo:font-weight="bold" officeooo:rsid="001f87f8" officeooo:paragraph-rsid="001f87f8" style:font-size-asian="14pt" style:font-weight-asian="bold" style:font-size-complex="14pt" style:font-weight-complex="bold"/>
    </style:style>
    <style:style style:name="P44" style:family="paragraph" style:parent-style-name="Text_20_body" style:list-style-name="L1">
      <style:text-properties fo:color="#0000ff" style:font-name="TimesNewRomanPSMT" fo:font-size="14pt" fo:font-weight="bold" officeooo:rsid="002b0143" officeooo:paragraph-rsid="002b0143" style:font-size-asian="14pt" style:font-weight-asian="bold" style:font-size-complex="14pt" style:font-weight-complex="bold"/>
    </style:style>
    <style:style style:name="P45" style:family="paragraph" style:parent-style-name="Text_20_body" style:list-style-name="L1">
      <style:paragraph-properties fo:margin-left="0cm" fo:margin-right="0cm" fo:text-indent="0cm" style:auto-text-indent="false"/>
      <style:text-properties officeooo:rsid="001e939f" officeooo:paragraph-rsid="001f87f8"/>
    </style:style>
    <style:style style:name="P46" style:family="paragraph" style:parent-style-name="Text_20_body">
      <style:paragraph-properties fo:margin-left="1.27cm" fo:margin-right="0cm" fo:text-indent="0cm" style:auto-text-indent="false"/>
      <style:text-properties officeooo:paragraph-rsid="0022218f"/>
    </style:style>
    <style:style style:name="T1" style:family="text">
      <style:text-properties officeooo:rsid="001e939f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a572" style:font-weight-asian="bold" style:font-weight-complex="bold"/>
    </style:style>
    <style:style style:name="T5" style:family="text">
      <style:text-properties fo:font-weight="bold" officeooo:rsid="0020fb1a" style:font-weight-asian="bold" style:font-weight-complex="bold"/>
    </style:style>
    <style:style style:name="T6" style:family="text">
      <style:text-properties fo:color="#0000ff" style:font-name="TimesNewRomanPSMT"/>
    </style:style>
    <style:style style:name="T7" style:family="text">
      <style:text-properties fo:color="#0000ff" style:font-name="TimesNewRomanPSMT" fo:font-weight="bold" style:font-weight-asian="bold" style:font-weight-complex="bold"/>
    </style:style>
    <style:style style:name="T8" style:family="text">
      <style:text-properties fo:color="#6600ff" fo:font-weight="bold" style:font-weight-asian="bold" style:font-weight-complex="bold"/>
    </style:style>
    <style:style style:name="T9" style:family="text">
      <style:text-properties fo:color="#6600ff" fo:font-weight="bold" officeooo:rsid="001fa572" style:font-weight-asian="bold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bold" officeooo:rsid="0020fb1a" style:font-weight-asian="bold" style:font-weight-complex="bold"/>
    </style:style>
    <style:style style:name="T12" style:family="text">
      <style:text-properties fo:language="ca" fo:country="ES"/>
    </style:style>
    <style:style style:name="T13" style:family="text">
      <style:text-properties fo:language="ca" fo:country="ES" officeooo:rsid="00231afa"/>
    </style:style>
    <style:style style:name="T14" style:family="text">
      <style:text-properties fo:language="ca" fo:country="ES" officeooo:rsid="00243eaa"/>
    </style:style>
    <style:style style:name="T15" style:family="text">
      <style:text-properties officeooo:rsid="00311ddb"/>
    </style:style>
    <style:style style:name="T16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74784263628600544" text:style-name="L1">
        <text:list-item>
          <text:p text:style-name="P42">Importar la BASE DE DADES TRAINING:</text:p>
          <text:p text:style-name="P43">A Linux :</text:p>
          <text:list>
            <text:list-header>
              <text:p text:style-name="P44">cp /home/groups/inf/public/ASX/M02-BaseDades/training/training.sql /tmp</text:p>
              <text:p text:style-name="P43">Passar (amb el LibreOffice) CLIENTES.DAT a CLIENTES.CSV</text:p>
              <text:p text:style-name="P43">Passar (amb el LibreOffice) OFICINAS.DAT a OFICINAS.CSV</text:p>
            </text:list-header>
          </text:list>
        </text:list-item>
      </text:list>
      <text:p text:style-name="P6">A PSQL:</text:p>
      <text:p text:style-name="P33">CREATE DATABASE training;</text:p>
      <text:p text:style-name="P33">\c training</text:p>
      <text:p text:style-name="P34"/>
      <text:p text:style-name="P35">Crear l'estructura de la BASE DE DADES</text:p>
      <text:p text:style-name="P38">\i /tmp/training.sql</text:p>
      <text:p text:style-name="P34"/>
      <text:p text:style-name="P35">Amb l'ordre COPY importar les dades dels fitxers .dat i .csv</text:p>
      <text:p text:style-name="P35"/>
      <text:p text:style-name="P35">Buscar Sintaxis de l'ordre COPY de POSTGRES</text:p>
      <text:p text:style-name="P32"><text:span text:style-name="T6">Atenció a l'opció </text:span><text:span text:style-name="T7">DELIMITER</text:span><text:span text:style-name="T6">.</text:span></text:p>
      <text:p text:style-name="P35"/>
      <text:p text:style-name="P23"><text:tab/><text:tab/>COPY productos FROM /tmp/productos.dat</text:p>
      <text:p text:style-name="P41"><text:tab/>COPY clientes FROM ‘/tmp/clientes.csv’ <text:span text:style-name="T15">DELIMITER ‘,’ CSV;</text:span></text:p>
      <text:p text:style-name="P7"><text:tab/></text:p>
      <text:list xml:id="list154414302175958" text:continue-numbering="true" text:style-name="L1">
        <text:list-item>
          <text:p text:style-name="P45"><text:span text:style-name="T4">Consultar</text:span><text:span text:style-name="T3"> la BASE DE DADES TRAINING:</text:span></text:p>
        </text:list-item>
      </text:list>
      <text:p text:style-name="P26">SELECT * FROM taula;</text:p>
      <text:p text:style-name="P26"><text:line-break/>SELECT * FROM productos;<text:line-break/>SELECT * FROM pedidos;</text:p>
      <text:p text:style-name="P30"/>
      <text:p text:style-name="P3"><text:span text:style-name="T3">Llista de taules:<text:line-break/><text:tab/></text:span><text:span text:style-name="T8">\d</text:span><text:span text:style-name="T3"><text:line-break/>Estructura de taula : \d taula <text:tab/>llista els camps de la taula<text:line-break/><text:tab/></text:span><text:span text:style-name="T8">\d pedidos</text:span></text:p>
      <text:p text:style-name="P26">\d clientes</text:p>
      <text:p text:style-name="P8">(rows) <text:tab/>numero de registres/files:</text:p>
      <text:p text:style-name="P26">SELECT count(*) FROM taula;<text:line-break/>SELECT count(*) FROM productos;<text:line-break/><text:soft-page-break/>SELECT count(*) FROM pedidos;</text:p>
      <text:p text:style-name="P18"><text:line-break/></text:p>
      <text:p text:style-name="P3"><text:span text:style-name="T3">Seleccionar camps: SELECT col1, col3 FROM taula;<text:line-break/><text:tab/><text:line-break/></text:span><text:span text:style-name="T8"><text:tab/>SELECT num_pedido, fecha_pedido, rep FROM pedidos;</text:span></text:p>
      <text:p text:style-name="P18"><text:line-break/><text:tab/>Ordenació de camps:</text:p>
      <text:p text:style-name="P4"><text:span text:style-name="T3"><text:line-break/></text:span><text:span text:style-name="T8"><text:tab/>SELECT fecha_pedido, num_pedido, rep</text:span></text:p>
      <text:p text:style-name="P10"><text:tab/>FROM pedidos </text:p>
      <text:p text:style-name="P27">ORDER BY fecha_pedido;</text:p>
      <text:p text:style-name="P15"><text:span text:style-name="T3"><text:line-break/><text:tab/>Canvi de nom del camp:<text:line-break/><text:tab/><text:tab/></text:span><text:span text:style-name="T8">SELECT num_pedido AS "IDorder", fecha_pedido AS "Date"</text:span></text:p>
      <text:p text:style-name="P15"><text:span text:style-name="T8"><text:tab/><text:tab/>FROM pedidos;</text:span><text:span text:style-name="T3"><text:line-break/></text:span></text:p>
      <text:p text:style-name="P19"><text:tab/>WHERE</text:p>
      <text:p text:style-name="P31"><text:tab/>AND<text:line-break/><text:tab/>OR<text:line-break/><text:tab/>=</text:p>
      <text:p text:style-name="P31"><text:tab/>&lt;&gt;<text:line-break/><text:tab/>&gt;<text:line-break/><text:tab/>&lt;<text:line-break/><text:tab/>&gt;=</text:p>
      <text:p text:style-name="P39">&lt;=</text:p>
      <text:p text:style-name="P31"/>
      <text:p text:style-name="P15"><text:span text:style-name="T3"><text:line-break/><text:tab/><text:tab/></text:span><text:span text:style-name="T8">SELECT * </text:span></text:p>
      <text:p text:style-name="P21"><text:tab/><text:tab/>FROM pedidos </text:p>
      <text:p text:style-name="P21"><text:tab/><text:tab/>WHERE num_pedido = 113024;<text:line-break/><text:tab/><text:line-break/><text:tab/><text:tab/>SELECT * </text:p>
      <text:p text:style-name="P21"><text:tab/><text:tab/>FROM pedidos </text:p>
      <text:p text:style-name="P15"><text:soft-page-break/><text:span text:style-name="T8"><text:tab/><text:tab/>WHERE fecha_pedido &lt; '1990-1-1';</text:span><text:span text:style-name="T3"><text:line-break/><text:tab/>BETWEEN</text:span></text:p>
      <text:p text:style-name="P15"><text:span text:style-name="T3"><text:line-break/><text:tab/><text:tab/></text:span><text:span text:style-name="T8">SELECT * </text:span></text:p>
      <text:p text:style-name="P28">FROM pedidos </text:p>
      <text:p text:style-name="P28">WHERE importe BETWEEN 500 AND 600;</text:p>
      <text:p text:style-name="P28"><text:line-break/>SELECT * </text:p>
      <text:p text:style-name="P28">FROM pedidos </text:p>
      <text:p text:style-name="P28">WHERE importe &gt;= 500 AND importe &lt;= 600;</text:p>
      <text:p text:style-name="P19"><text:line-break/><text:tab/>LIKE</text:p>
      <text:p text:style-name="P9"><text:tab/>_ 1 caracter<text:line-break/><text:tab/>% varis caracters o cap</text:p>
      <text:p text:style-name="P36">'abc' LIKE 'abc' <text:s text:c="3"/>true</text:p>
      <text:p text:style-name="P36"/>
      <text:p text:style-name="P36">'abc' LIKE 'a%' <text:s text:c="4"/>true</text:p>
      <text:p text:style-name="P36"/>
      <text:p text:style-name="P36">'abc' LIKE '_b_' <text:s text:c="3"/>true</text:p>
      <text:p text:style-name="P36"/>
      <text:p text:style-name="P36">'abc' LIKE 'c' <text:s text:c="5"/>false</text:p>
      <text:p text:style-name="P37"/>
      <text:p text:style-name="P17"><text:span text:style-name="T4"><text:tab/><text:tab/></text:span><text:span text:style-name="T9">SELECT * </text:span></text:p>
      <text:p text:style-name="P28">FROM productos </text:p>
      <text:p text:style-name="P28">WHERE description LIKE 'A%';</text:p>
      <text:p text:style-name="P11"/>
      <text:p text:style-name="P11"><text:tab/>SELECT oficina, region </text:p>
      <text:p text:style-name="P28">FROM oficinas </text:p>
      <text:p text:style-name="P28">WHERE region LIKE 'este';</text:p>
      <text:p text:style-name="P11"><text:line-break/><text:tab/>SELECT oficina, region </text:p>
      <text:p text:style-name="P28">FROM oficinas </text:p>
      <text:p text:style-name="P27">WHERE region LIKE '_ste';<text:line-break/></text:p>
      <text:p text:style-name="P13"><text:span text:style-name="T10">ILIKE <text:s/>–- <text:s/></text:span><text:span text:style-name="T11">LIKE case sensitive</text:span></text:p>
      <text:p text:style-name="P11"><text:tab/>SELECT oficina, region </text:p>
      <text:p text:style-name="P28">FROM oficinas </text:p>
      <text:p text:style-name="P28">WHERE region ILIKE 'este';<text:line-break/><text:tab/></text:p>
      <text:p text:style-name="P9">IN</text:p>
      <text:p text:style-name="P4"><text:span text:style-name="T3"><text:tab/></text:span><text:span text:style-name="T8">SELECT * </text:span></text:p>
      <text:p text:style-name="P28">FROM productos </text:p>
      <text:p text:style-name="P28">WHERE id_fab IN('imm','fea');</text:p>
      <text:p text:style-name="P19"><text:line-break/><text:tab/>ORDER BY camp </text:p>
      <text:p text:style-name="P19"><text:tab/>ORDER BY camp1 DESC, camp2 ASC</text:p>
      <text:p text:style-name="P28">SELECT id_fab, precio, descripcion</text:p>
      <text:p text:style-name="P28">FROM productos</text:p>
      <text:p text:style-name="P28">ORDER BY id_fab ASC, precio DESC;</text:p>
      <text:p text:style-name="P28"><text:line-break/>SELECT id_fab, precio, descripcion </text:p>
      <text:p text:style-name="P28">FROM productos </text:p>
      <text:p text:style-name="P28">ORDER BY 1 ASC, 2 DESC;</text:p>
      <text:p text:style-name="P21"/>
      <text:p text:style-name="P15"><text:span text:style-name="T3"><text:tab/>LIMIT<text:line-break/><text:tab/><text:tab/></text:span><text:span text:style-name="T8">SELECT id_producto, descripcion </text:span></text:p>
      <text:p text:style-name="P28">FROM productos </text:p>
      <text:p text:style-name="P28">ORDER BY precio DESC</text:p>
      <text:p text:style-name="P28">LIMIT 5;</text:p>
      <text:p text:style-name="P19"><text:tab/>OFFSET</text:p>
      <text:p text:style-name="P28">SELECT id_producto, descripcion </text:p>
      <text:p text:style-name="P28">FROM productos </text:p>
      <text:p text:style-name="P28">ORDER BY precio DESC</text:p>
      <text:p text:style-name="P25"><text:span text:style-name="T3">LIMIT 5 OFFSET </text:span><text:span text:style-name="T5">10</text:span><text:span text:style-name="T3">;</text:span></text:p>
      <text:p text:style-name="P9"><text:soft-page-break/><text:line-break/><text:line-break/>Columnes virtuals usant operands matemàtics</text:p>
      <text:p text:style-name="P5"><text:span text:style-name="T3"><text:line-break/><text:tab/></text:span><text:span text:style-name="T8">SELECT num_empl, nombre, (ventas/cuota) AS ratio </text:span></text:p>
      <text:p text:style-name="P12"><text:tab/>FROM repventas </text:p>
      <text:p text:style-name="P5"><text:span text:style-name="T8"><text:tab/>WHERE (ventas/cuota) &gt; 1;<text:line-break/></text:span><text:span text:style-name="T3"><text:line-break/>Unir text amb || i inserir text amb ''</text:span></text:p>
      <text:p text:style-name="P5"><text:span text:style-name="T3"><text:line-break/><text:tab/></text:span><text:span text:style-name="T8">SELECT nombre || ' es identificat amb ' || num_empl AS "Treballador"</text:span></text:p>
      <text:p text:style-name="P5"><text:span text:style-name="T8"><text:tab/>FROM repventas;</text:span><text:span text:style-name="T3"><text:line-break/><text:line-break/>DISTINCT per obtenir resultats únics</text:span></text:p>
      <text:p text:style-name="P5"><text:span text:style-name="T3"><text:line-break/><text:tab/></text:span><text:span text:style-name="T8">SELECT DISCTINCT id_fab </text:span></text:p>
      <text:p text:style-name="P5"><text:span text:style-name="T8"><text:tab/>FROM productos;<text:line-break/></text:span><text:span text:style-name="T3"><text:line-break/>NOT<text:line-break/><text:tab/></text:span><text:span text:style-name="T8">SELECT nombre, ventas</text:span></text:p>
      <text:p text:style-name="P29">FROM repventas </text:p>
      <text:p text:style-name="P29">WHERE NOT ventas &gt; 300000;</text:p>
      <text:p text:style-name="P5"><text:span text:style-name="T3"><text:line-break/><text:tab/></text:span><text:span text:style-name="T8">SELECT nombre, ventas </text:span></text:p>
      <text:p text:style-name="P29">FROM repventas</text:p>
      <text:p text:style-name="P5"><text:span text:style-name="T8"><text:s/><text:tab/>WHERE ventas &lt;= 300000</text:span><text:span text:style-name="T3"><text:line-break/><text:line-break/>IS NULL</text:span></text:p>
      <text:p text:style-name="P5"><text:span text:style-name="T3"><text:line-break/><text:tab/></text:span><text:span text:style-name="T8">SELECT nombre </text:span></text:p>
      <text:p text:style-name="P29">FROM repventas </text:p>
      <text:p text:style-name="P29">WHERE cuota IS NULL;</text:p>
      <text:p text:style-name="P12"/>
      <text:p text:style-name="P14"><text:tab/>SELECT nombre</text:p>
      <text:p text:style-name="P29">FROM repventas</text:p>
      <text:p text:style-name="P27">WHERE cuota = NULL;</text:p>
      <text:p text:style-name="P24"><text:span text:style-name="T3"><text:line-break/></text:span><text:span text:style-name="T8">SELECT nombre</text:span></text:p>
      <text:p text:style-name="P29">FROM repventas </text:p>
      <text:p text:style-name="P29">WHERE cuota IS NOT NULL;</text:p>
      <text:p text:style-name="P12"><text:line-break/><text:tab/>SELECT nombre </text:p>
      <text:p text:style-name="P29">FROM repventas</text:p>
      <text:p text:style-name="P29">WHERE cuota &lt;&gt; NULL;</text:p>
      <text:p text:style-name="P20"><text:line-break/><text:line-break/><text:line-break/>Precedencia d'operadors<text:line-break/><text:tab/>*, /<text:line-break/><text:tab/>+, -<text:line-break/><text:tab/>IS, IS NULL, NOT NULL<text:line-break/><text:tab/>IN, BETWEEN, LIKE, ILIKE<text:line-break/><text:tab/>&lt;&gt;, =<text:line-break/><text:tab/>NOT<text:line-break/><text:tab/>AND<text:line-break/><text:tab/>OR<text:line-break/><text:line-break/>Alteració de la precedència amb ()</text:p>
      <text:p text:style-name="P16"><text:span text:style-name="T3"><text:line-break/><text:tab/></text:span><text:span text:style-name="T8">SELECT * </text:span></text:p>
      <text:p text:style-name="P12">FROM productos </text:p>
      <text:p text:style-name="P12">WHERE id_fab = 'imm' AND existencias &lt; 10 OR precio &gt; 4000;</text:p>
      <text:p text:style-name="P22"><text:line-break/><text:tab/>SELECT * </text:p>
      <text:p text:style-name="P12">FROM productos </text:p>
      <text:p text:style-name="P46"><text:span text:style-name="T9">WHERE id_fab = 'imm' AND ( existencias &lt; 10 OR precio &gt; 4000 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e939f"/>
    </style:style>
    <style:style style:name="MT2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Subtitle">PRÀCTICA <text:span text:style-name="MT1">2</text:span>. M02<text:tab/><text:tab/><text:tab/><text:tab/><text:tab/><text:tab/><text:tab/><text:tab/><text:span text:style-name="MT2"><text:page-number text:select-page="current">6</text:page-number></text:span><text:span text:style-name="MT2">/</text:span><text:span text:style-name="MT2"><text:page-count>6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1:54:30.107000000</meta:creation-date>
    <dc:date>2017-10-28T15:44:14.091000000</dc:date>
    <meta:editing-duration>PT1H39M47S</meta:editing-duration>
    <meta:editing-cycles>15</meta:editing-cycles>
    <meta:generator>LibreOffice/4.1.3.2$Windows_x86 LibreOffice_project/70feb7d99726f064edab4605a8ab840c50ec57a</meta:generator>
    <meta:document-statistic meta:table-count="0" meta:image-count="0" meta:object-count="0" meta:page-count="6" meta:paragraph-count="119" meta:word-count="519" meta:character-count="3351" meta:non-whitespace-character-count="2770"/>
  </office:meta>
</office:document-meta>
</file>